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8cm" svg:stroke-color="#b0b0b0" draw:stroke-linejoin="round" svg:stroke-linecap="square" draw:fill="none" fo:padding-top="0.014cm" fo:padding-bottom="0.014cm" fo:padding-left="0.014cm" fo:padding-right="0.014cm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0.43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69cm" fo:min-width="1.082cm" fo:padding-top="0cm" fo:padding-bottom="0cm" fo:padding-left="0cm" fo:padding-right="0cm"/>
    </style:style>
    <style:style style:name="gr7" style:family="graphic" style:parent-style-name="standard">
      <style:graphic-properties draw:stroke="dash" draw:stroke-dash="Fine_20_Dashed" svg:stroke-width="0.159cm" svg:stroke-color="#1f77b4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8" style:family="graphic" style:parent-style-name="standard">
      <style:graphic-properties draw:stroke="dash" draw:stroke-dash="stroke-dash44" svg:stroke-width="0.159cm" svg:stroke-color="#ff7f0e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9" style:family="graphic" style:parent-style-name="standard">
      <style:graphic-properties draw:stroke="solid" svg:stroke-width="0.159cm" svg:stroke-color="#ff7f0e" draw:marker-start-width="0.386cm" draw:marker-end-width="0.386cm" draw:stroke-linejoin="miter" svg:stroke-linecap="butt" draw:fill="solid" draw:fill-color="#ff7f0e" fo:padding-top="0.079cm" fo:padding-bottom="0.079cm" fo:padding-left="0.079cm" fo:padding-right="0.079cm"/>
    </style:style>
    <style:style style:name="gr10" style:family="graphic" style:parent-style-name="standard">
      <style:graphic-properties draw:stroke="dash" draw:stroke-dash="stroke-dash56" svg:stroke-width="0.159cm" svg:stroke-color="#2ca02c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1" style:family="graphic" style:parent-style-name="standard">
      <style:graphic-properties draw:stroke="solid" svg:stroke-width="0.159cm" svg:stroke-color="#2ca02c" draw:marker-start-width="0.386cm" draw:marker-end-width="0.386cm" draw:stroke-linejoin="miter" svg:stroke-linecap="butt" draw:fill="solid" draw:fill-color="#2ca02c" fo:padding-top="0.079cm" fo:padding-bottom="0.079cm" fo:padding-left="0.079cm" fo:padding-right="0.079cm"/>
    </style:style>
    <style:style style:name="gr12" style:family="graphic" style:parent-style-name="standard">
      <style:graphic-properties draw:stroke="dash" draw:stroke-dash="stroke-dash51" svg:stroke-width="0.159cm" svg:stroke-color="#d62728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3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solid" draw:fill-color="#d62728" fo:padding-top="0.079cm" fo:padding-bottom="0.079cm" fo:padding-left="0.079cm" fo:padding-right="0.079cm"/>
    </style:style>
    <style:style style:name="gr14" style:family="graphic" style:parent-style-name="standard">
      <style:graphic-properties draw:stroke="none" svg:stroke-width="0.159cm" draw:marker-start-width="0.438cm" draw:marker-end-width="0.438cm" draw:fill="solid" draw:fill-color="#d62728"/>
    </style:style>
    <style:style style:name="gr15" style:family="graphic" style:parent-style-name="standard">
      <style:graphic-properties draw:stroke="solid" svg:stroke-width="0.159cm" svg:stroke-color="#d62728" draw:marker-start-width="0.386cm" draw:marker-end-width="0.386cm" draw:stroke-linejoin="miter" svg:stroke-linecap="butt" draw:fill="none" fo:padding-top="0.079cm" fo:padding-bottom="0.079cm" fo:padding-left="0.079cm" fo:padding-right="0.079cm"/>
    </style:style>
    <style:style style:name="gr16" style:family="graphic" style:parent-style-name="standard">
      <style:graphic-properties draw:stroke="solid" svg:stroke-width="0.159cm" svg:stroke-color="#9467bd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17" style:family="graphic" style:parent-style-name="standard">
      <style:graphic-properties draw:stroke="solid" svg:stroke-width="0.159cm" svg:stroke-color="#9467bd" draw:marker-start-width="0.386cm" draw:marker-end-width="0.386cm" draw:stroke-linejoin="bevel" svg:stroke-linecap="butt" draw:fill="solid" draw:fill-color="#9467bd" fo:padding-top="0.079cm" fo:padding-bottom="0.079cm" fo:padding-left="0.079cm" fo:padding-right="0.079cm"/>
    </style:style>
    <style:style style:name="gr18" style:family="graphic" style:parent-style-name="standard">
      <style:graphic-properties draw:stroke="dash" draw:stroke-dash="stroke-dash44" svg:stroke-width="0.159cm" svg:stroke-color="#8c564b" draw:marker-start-width="0.36cm" draw:marker-end-width="0.36cm" draw:stroke-linejoin="round" svg:stroke-linecap="butt" draw:fill="none" fo:padding-top="0.079cm" fo:padding-bottom="0.079cm" fo:padding-left="0.079cm" fo:padding-right="0.079cm"/>
    </style:style>
    <style:style style:name="gr19" style:family="graphic" style:parent-style-name="standard">
      <style:graphic-properties draw:stroke="solid" svg:stroke-width="0.159cm" svg:stroke-color="#8c564b" draw:marker-start-width="0.386cm" draw:marker-end-width="0.386cm" draw:stroke-linejoin="round" svg:stroke-linecap="butt" draw:fill="solid" draw:fill-color="#8c564b" fo:padding-top="0.079cm" fo:padding-bottom="0.079cm" fo:padding-left="0.079cm" fo:padding-right="0.079cm"/>
    </style:style>
    <style:style style:name="gr20" style:family="graphic" style:parent-style-name="standard">
      <style:graphic-properties draw:stroke="solid" svg:stroke-width="0.159cm" svg:stroke-color="#bcbd22" draw:marker-start-width="0.36cm" draw:marker-end-width="0.36cm" draw:stroke-linejoin="round" svg:stroke-linecap="square" draw:fill="none" fo:padding-top="0.079cm" fo:padding-bottom="0.079cm" fo:padding-left="0.079cm" fo:padding-right="0.079cm"/>
    </style:style>
    <style:style style:name="gr21" style:family="graphic" style:parent-style-name="standard">
      <style:graphic-properties draw:stroke="solid" svg:stroke-width="0.159cm" svg:stroke-color="#bcbd22" draw:marker-start-width="0.386cm" draw:marker-end-width="0.386cm" draw:stroke-linejoin="miter" svg:stroke-linecap="butt" draw:fill="solid" draw:fill-color="#bcbd22" fo:padding-top="0.079cm" fo:padding-bottom="0.079cm" fo:padding-left="0.079cm" fo:padding-right="0.079cm"/>
    </style:style>
    <style:style style:name="gr22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P1" style:family="paragraph">
      <loext:graphic-properties draw:fill="solid" draw:fill-color="#ffffff"/>
      <style:text-properties style:font-name="DejaVu Sans" fo:font-size="22pt"/>
    </style:style>
    <style:style style:name="P2" style:family="paragraph">
      <loext:graphic-properties draw:fill="none"/>
      <style:text-properties style:font-name="DejaVu Sans" fo:font-size="22pt"/>
    </style:style>
    <style:style style:name="P3" style:family="paragraph">
      <loext:graphic-properties draw:fill="solid" draw:fill-color="#000000"/>
      <style:text-properties style:font-name="DejaVu Sans" fo:font-size="22pt"/>
    </style:style>
    <style:style style:name="P4" style:family="paragraph">
      <style:paragraph-properties fo:text-align="start" style:writing-mode="lr-tb"/>
      <style:text-properties style:font-name="DejaVu Sans"/>
    </style:style>
    <style:style style:name="P5" style:family="paragraph">
      <loext:graphic-properties draw:fill="none"/>
      <style:paragraph-properties fo:text-align="start" style:writing-mode="lr-tb"/>
      <style:text-properties style:font-name="DejaVu Sans" fo:font-size="22pt" style:font-size-asian="12pt" style:font-size-complex="12pt"/>
    </style:style>
    <style:style style:name="P6" style:family="paragraph">
      <loext:graphic-properties draw:fill="solid" draw:fill-color="#ff7f0e"/>
      <style:text-properties style:font-name="DejaVu Sans" fo:font-size="22pt"/>
    </style:style>
    <style:style style:name="P7" style:family="paragraph">
      <loext:graphic-properties draw:fill="solid" draw:fill-color="#2ca02c"/>
      <style:text-properties style:font-name="DejaVu Sans" fo:font-size="22pt"/>
    </style:style>
    <style:style style:name="P8" style:family="paragraph">
      <loext:graphic-properties draw:fill="solid" draw:fill-color="#d62728"/>
      <style:text-properties style:font-name="DejaVu Sans" fo:font-size="22pt"/>
    </style:style>
    <style:style style:name="P9" style:family="paragraph">
      <loext:graphic-properties draw:fill="solid" draw:fill-color="#9467bd"/>
      <style:text-properties style:font-name="DejaVu Sans" fo:font-size="22pt"/>
    </style:style>
    <style:style style:name="P10" style:family="paragraph">
      <loext:graphic-properties draw:fill="solid" draw:fill-color="#8c564b"/>
      <style:text-properties style:font-name="DejaVu Sans" fo:font-size="22pt"/>
    </style:style>
    <style:style style:name="P11" style:family="paragraph">
      <loext:graphic-properties draw:fill="solid" draw:fill-color="#bcbd22"/>
      <style:text-properties style:font-name="DejaVu Sans" fo:font-size="22pt"/>
    </style:style>
    <style:style style:name="T1" style:family="text">
      <style:text-properties fo:color="#000000" fo:font-size="22pt" style:font-size-asian="12pt" style:font-name-complex="DejaVuSans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2.598cm" svg:height="9.387cm" svg:x="2.032cm" svg:y="1.463cm" svg:viewBox="0 0 12599 9388" draw:points="0,9388 12599,9388 12599,0 0,0">
          <text:p/>
        </draw:polygon>
        <draw:line draw:style-name="gr2" draw:text-style-name="P2" draw:layer="layout" svg:x1="2.604cm" svg:y1="10.85cm" svg:x2="2.604cm" svg:y2="1.463cm">
          <text:p/>
        </draw:line>
        <draw:polygon draw:style-name="gr3" draw:text-style-name="P3" draw:layer="layout" svg:width="0cm" svg:height="0.123cm" svg:x="2.604cm" svg:y="10.85cm" svg:viewBox="0 0 0 124" draw:points="0,0 0,124">
          <text:p/>
        </draw:polygon>
        <draw:line draw:style-name="gr4" draw:text-style-name="P2" draw:layer="layout" svg:x1="2.604cm" svg:y1="10.85cm" svg:x2="2.604cm" svg:y2="10.974cm">
          <text:p/>
        </draw:line>
        <draw:line draw:style-name="gr2" draw:text-style-name="P2" draw:layer="layout" svg:x1="4.036cm" svg:y1="10.85cm" svg:x2="4.036cm" svg:y2="1.463cm">
          <text:p/>
        </draw:line>
        <draw:polygon draw:style-name="gr3" draw:text-style-name="P3" draw:layer="layout" svg:width="0cm" svg:height="0.123cm" svg:x="4.036cm" svg:y="10.85cm" svg:viewBox="0 0 0 124" draw:points="0,0 0,124">
          <text:p/>
        </draw:polygon>
        <draw:line draw:style-name="gr4" draw:text-style-name="P2" draw:layer="layout" svg:x1="4.036cm" svg:y1="10.85cm" svg:x2="4.036cm" svg:y2="10.974cm">
          <text:p/>
        </draw:line>
        <draw:frame draw:style-name="gr5" draw:text-style-name="P5" draw:layer="layout" svg:width="0.493cm" svg:height="0.903cm" svg:x="2.47cm" svg:y="10.827cm">
          <draw:text-box>
            <text:p text:style-name="P4"><text:span text:style-name="T1">0</text:span></text:p>
          </draw:text-box>
        </draw:frame>
        <draw:line draw:style-name="gr2" draw:text-style-name="P2" draw:layer="layout" svg:x1="5.467cm" svg:y1="10.85cm" svg:x2="5.467cm" svg:y2="1.463cm">
          <text:p/>
        </draw:line>
        <draw:polygon draw:style-name="gr3" draw:text-style-name="P3" draw:layer="layout" svg:width="0cm" svg:height="0.123cm" svg:x="5.467cm" svg:y="10.85cm" svg:viewBox="0 0 0 124" draw:points="0,0 0,124">
          <text:p/>
        </draw:polygon>
        <draw:line draw:style-name="gr4" draw:text-style-name="P2" draw:layer="layout" svg:x1="5.467cm" svg:y1="10.85cm" svg:x2="5.467cm" svg:y2="10.974cm">
          <text:p/>
        </draw:line>
        <draw:frame draw:style-name="gr5" draw:text-style-name="P5" draw:layer="layout" svg:width="0.493cm" svg:height="0.903cm" svg:x="3.902cm" svg:y="10.827cm">
          <draw:text-box>
            <text:p text:style-name="P4"><text:span text:style-name="T1">1</text:span></text:p>
          </draw:text-box>
        </draw:frame>
        <draw:line draw:style-name="gr2" draw:text-style-name="P2" draw:layer="layout" svg:x1="6.899cm" svg:y1="10.85cm" svg:x2="6.899cm" svg:y2="1.463cm">
          <text:p/>
        </draw:line>
        <draw:polygon draw:style-name="gr3" draw:text-style-name="P3" draw:layer="layout" svg:width="0cm" svg:height="0.123cm" svg:x="6.899cm" svg:y="10.85cm" svg:viewBox="0 0 0 124" draw:points="0,0 0,124">
          <text:p/>
        </draw:polygon>
        <draw:line draw:style-name="gr4" draw:text-style-name="P2" draw:layer="layout" svg:x1="6.899cm" svg:y1="10.85cm" svg:x2="6.899cm" svg:y2="10.974cm">
          <text:p/>
        </draw:line>
        <draw:frame draw:style-name="gr5" draw:text-style-name="P5" draw:layer="layout" svg:width="0.493cm" svg:height="0.903cm" svg:x="5.333cm" svg:y="10.827cm">
          <draw:text-box>
            <text:p text:style-name="P4"><text:span text:style-name="T1">2</text:span></text:p>
          </draw:text-box>
        </draw:frame>
        <draw:line draw:style-name="gr2" draw:text-style-name="P2" draw:layer="layout" svg:x1="8.331cm" svg:y1="10.85cm" svg:x2="8.331cm" svg:y2="1.463cm">
          <text:p/>
        </draw:line>
        <draw:polygon draw:style-name="gr3" draw:text-style-name="P3" draw:layer="layout" svg:width="0cm" svg:height="0.123cm" svg:x="8.331cm" svg:y="10.85cm" svg:viewBox="0 0 0 124" draw:points="0,0 0,124">
          <text:p/>
        </draw:polygon>
        <draw:line draw:style-name="gr4" draw:text-style-name="P2" draw:layer="layout" svg:x1="8.331cm" svg:y1="10.85cm" svg:x2="8.331cm" svg:y2="10.974cm">
          <text:p/>
        </draw:line>
        <draw:frame draw:style-name="gr5" draw:text-style-name="P5" draw:layer="layout" svg:width="0.493cm" svg:height="0.903cm" svg:x="6.765cm" svg:y="10.827cm">
          <draw:text-box>
            <text:p text:style-name="P4"><text:span text:style-name="T1">3</text:span></text:p>
          </draw:text-box>
        </draw:frame>
        <draw:line draw:style-name="gr2" draw:text-style-name="P2" draw:layer="layout" svg:x1="9.762cm" svg:y1="10.85cm" svg:x2="9.762cm" svg:y2="1.463cm">
          <text:p/>
        </draw:line>
        <draw:polygon draw:style-name="gr3" draw:text-style-name="P3" draw:layer="layout" svg:width="0cm" svg:height="0.123cm" svg:x="9.762cm" svg:y="10.85cm" svg:viewBox="0 0 0 124" draw:points="0,0 0,124">
          <text:p/>
        </draw:polygon>
        <draw:line draw:style-name="gr4" draw:text-style-name="P2" draw:layer="layout" svg:x1="9.762cm" svg:y1="10.85cm" svg:x2="9.762cm" svg:y2="10.974cm">
          <text:p/>
        </draw:line>
        <draw:frame draw:style-name="gr5" draw:text-style-name="P5" draw:layer="layout" svg:width="0.493cm" svg:height="0.903cm" svg:x="8.196cm" svg:y="10.827cm">
          <draw:text-box>
            <text:p text:style-name="P4"><text:span text:style-name="T1">4</text:span></text:p>
          </draw:text-box>
        </draw:frame>
        <draw:line draw:style-name="gr2" draw:text-style-name="P2" draw:layer="layout" svg:x1="11.194cm" svg:y1="10.85cm" svg:x2="11.194cm" svg:y2="1.463cm">
          <text:p/>
        </draw:line>
        <draw:polygon draw:style-name="gr3" draw:text-style-name="P3" draw:layer="layout" svg:width="0cm" svg:height="0.123cm" svg:x="11.194cm" svg:y="10.85cm" svg:viewBox="0 0 0 124" draw:points="0,0 0,124">
          <text:p/>
        </draw:polygon>
        <draw:line draw:style-name="gr4" draw:text-style-name="P2" draw:layer="layout" svg:x1="11.194cm" svg:y1="10.85cm" svg:x2="11.194cm" svg:y2="10.974cm">
          <text:p/>
        </draw:line>
        <draw:frame draw:style-name="gr5" draw:text-style-name="P5" draw:layer="layout" svg:width="0.493cm" svg:height="0.903cm" svg:x="9.628cm" svg:y="10.827cm">
          <draw:text-box>
            <text:p text:style-name="P4"><text:span text:style-name="T1">5</text:span></text:p>
          </draw:text-box>
        </draw:frame>
        <draw:line draw:style-name="gr2" draw:text-style-name="P2" draw:layer="layout" svg:x1="12.626cm" svg:y1="10.85cm" svg:x2="12.626cm" svg:y2="1.463cm">
          <text:p/>
        </draw:line>
        <draw:polygon draw:style-name="gr3" draw:text-style-name="P3" draw:layer="layout" svg:width="0cm" svg:height="0.123cm" svg:x="12.626cm" svg:y="10.85cm" svg:viewBox="0 0 0 124" draw:points="0,0 0,124">
          <text:p/>
        </draw:polygon>
        <draw:line draw:style-name="gr4" draw:text-style-name="P2" draw:layer="layout" svg:x1="12.626cm" svg:y1="10.85cm" svg:x2="12.626cm" svg:y2="10.974cm">
          <text:p/>
        </draw:line>
        <draw:frame draw:style-name="gr5" draw:text-style-name="P5" draw:layer="layout" svg:width="0.493cm" svg:height="0.903cm" svg:x="11.06cm" svg:y="10.827cm">
          <draw:text-box>
            <text:p text:style-name="P4"><text:span text:style-name="T1">6</text:span></text:p>
          </draw:text-box>
        </draw:frame>
        <draw:line draw:style-name="gr2" draw:text-style-name="P2" draw:layer="layout" svg:x1="14.057cm" svg:y1="10.85cm" svg:x2="14.057cm" svg:y2="1.463cm">
          <text:p/>
        </draw:line>
        <draw:polygon draw:style-name="gr3" draw:text-style-name="P3" draw:layer="layout" svg:width="0cm" svg:height="0.123cm" svg:x="14.057cm" svg:y="10.85cm" svg:viewBox="0 0 0 124" draw:points="0,0 0,124">
          <text:p/>
        </draw:polygon>
        <draw:line draw:style-name="gr4" draw:text-style-name="P2" draw:layer="layout" svg:x1="14.057cm" svg:y1="10.85cm" svg:x2="14.057cm" svg:y2="10.974cm">
          <text:p/>
        </draw:line>
        <draw:frame draw:style-name="gr5" draw:text-style-name="P5" draw:layer="layout" svg:width="0.493cm" svg:height="0.903cm" svg:x="12.491cm" svg:y="10.827cm">
          <draw:text-box>
            <text:p text:style-name="P4"><text:span text:style-name="T1">7</text:span></text:p>
          </draw:text-box>
        </draw:frame>
        <draw:frame draw:style-name="gr5" draw:text-style-name="P5" draw:layer="layout" svg:width="0.493cm" svg:height="0.903cm" svg:x="13.923cm" svg:y="10.827cm">
          <draw:text-box>
            <text:p text:style-name="P4"><text:span text:style-name="T1">8</text:span></text:p>
          </draw:text-box>
        </draw:frame>
        <draw:line draw:style-name="gr2" draw:text-style-name="P2" draw:layer="layout" svg:x1="2.337cm" svg:y1="10.309cm" svg:x2="14.631cm" svg:y2="10.309cm">
          <text:p/>
        </draw:line>
        <draw:line draw:style-name="gr2" draw:text-style-name="P2" draw:layer="layout" svg:x1="2.337cm" svg:y1="8.478cm" svg:x2="14.631cm" svg:y2="8.478cm">
          <text:p/>
        </draw:line>
        <draw:frame draw:style-name="gr6" draw:text-style-name="P5" draw:layer="layout" svg:width="1.23cm" svg:height="0.903cm" svg:x="0.911cm" svg:y="10.078cm">
          <draw:text-box>
            <text:p text:style-name="P4"><text:span text:style-name="T1">0.4</text:span></text:p>
          </draw:text-box>
        </draw:frame>
        <draw:line draw:style-name="gr2" draw:text-style-name="P2" draw:layer="layout" svg:x1="2.337cm" svg:y1="6.647cm" svg:x2="14.631cm" svg:y2="6.647cm">
          <text:p/>
        </draw:line>
        <draw:frame draw:style-name="gr6" draw:text-style-name="P5" draw:layer="layout" svg:width="1.23cm" svg:height="0.903cm" svg:x="0.911cm" svg:y="8.247cm">
          <draw:text-box>
            <text:p text:style-name="P4"><text:span text:style-name="T1">0.5</text:span></text:p>
          </draw:text-box>
        </draw:frame>
        <draw:line draw:style-name="gr2" draw:text-style-name="P2" draw:layer="layout" svg:x1="2.337cm" svg:y1="4.816cm" svg:x2="14.631cm" svg:y2="4.816cm">
          <text:p/>
        </draw:line>
        <draw:frame draw:style-name="gr6" draw:text-style-name="P5" draw:layer="layout" svg:width="1.23cm" svg:height="0.903cm" svg:x="0.911cm" svg:y="6.416cm">
          <draw:text-box>
            <text:p text:style-name="P4"><text:span text:style-name="T1">0.6</text:span></text:p>
          </draw:text-box>
        </draw:frame>
        <draw:line draw:style-name="gr2" draw:text-style-name="P2" draw:layer="layout" svg:x1="2.337cm" svg:y1="2.985cm" svg:x2="14.631cm" svg:y2="2.985cm">
          <text:p/>
        </draw:line>
        <draw:frame draw:style-name="gr6" draw:text-style-name="P5" draw:layer="layout" svg:width="1.23cm" svg:height="0.903cm" svg:x="0.911cm" svg:y="4.585cm">
          <draw:text-box>
            <text:p text:style-name="P4"><text:span text:style-name="T1">0.7</text:span></text:p>
          </draw:text-box>
        </draw:frame>
        <draw:frame draw:style-name="gr6" draw:text-style-name="P5" draw:layer="layout" svg:width="1.23cm" svg:height="0.903cm" svg:x="0.911cm" svg:y="2.753cm">
          <draw:text-box>
            <text:p text:style-name="P4"><text:span text:style-name="T1">0.8</text:span></text:p>
          </draw:text-box>
        </draw:frame>
        <draw:polyline draw:style-name="gr7" draw:text-style-name="P2" draw:layer="layout" svg:width="11.453cm" svg:height="5.859cm" svg:x="2.604cm" svg:y="4.333cm" svg:viewBox="0 0 11454 5860" draw:points="0,0 2863,2927 5728,4477 8591,5365 11454,5860">
          <text:p/>
        </draw:polyline>
        <draw:polyline draw:style-name="gr8" draw:text-style-name="P2" draw:layer="layout" svg:width="11.453cm" svg:height="6.087cm" svg:x="2.604cm" svg:y="3.933cm" svg:viewBox="0 0 11454 6088" draw:points="0,0 2863,2204 5728,4223 8591,5451 11454,6088">
          <text:p/>
        </draw:polyline>
        <draw:polygon draw:style-name="gr9" draw:text-style-name="P6" draw:layer="layout" svg:width="0.212cm" svg:height="0.212cm" svg:x="2.498cm" svg:y="3.827cm" svg:viewBox="0 0 213 213" draw:points="106,213 213,0 0,0">
          <text:p/>
        </draw:polygon>
        <draw:polygon draw:style-name="gr9" draw:text-style-name="P6" draw:layer="layout" svg:width="0.211cm" svg:height="0.212cm" svg:x="5.362cm" svg:y="6.031cm" svg:viewBox="0 0 212 213" draw:points="106,213 212,0 0,0">
          <text:p/>
        </draw:polygon>
        <draw:polygon draw:style-name="gr9" draw:text-style-name="P6" draw:layer="layout" svg:width="0.212cm" svg:height="0.211cm" svg:x="8.225cm" svg:y="8.051cm" svg:viewBox="0 0 213 212" draw:points="106,212 213,0 0,0">
          <text:p/>
        </draw:polygon>
        <draw:polygon draw:style-name="gr9" draw:text-style-name="P6" draw:layer="layout" svg:width="0.212cm" svg:height="0.212cm" svg:x="11.088cm" svg:y="9.277cm" svg:viewBox="0 0 213 213" draw:points="106,213 213,0 0,0">
          <text:p/>
        </draw:polygon>
        <draw:polygon draw:style-name="gr9" draw:text-style-name="P6" draw:layer="layout" svg:width="0.212cm" svg:height="0.212cm" svg:x="13.951cm" svg:y="9.914cm" svg:viewBox="0 0 213 213" draw:points="107,213 213,0 0,0">
          <text:p/>
        </draw:polygon>
        <draw:polyline draw:style-name="gr10" draw:text-style-name="P2" draw:layer="layout" svg:width="11.453cm" svg:height="4.476cm" svg:x="2.604cm" svg:y="2.04cm" svg:viewBox="0 0 11454 4477" draw:points="0,0 2863,1030 5728,1869 8591,2637 11454,4477">
          <text:p/>
        </draw:polyline>
        <draw:polygon draw:style-name="gr11" draw:text-style-name="P7" draw:layer="layout" svg:width="0.212cm" svg:height="0.212cm" svg:x="2.498cm" svg:y="1.934cm" svg:viewBox="0 0 213 213" draw:points="0,213 213,213 213,0 0,0">
          <text:p/>
        </draw:polygon>
        <draw:polygon draw:style-name="gr11" draw:text-style-name="P7" draw:layer="layout" svg:width="0.211cm" svg:height="0.211cm" svg:x="5.362cm" svg:y="2.963cm" svg:viewBox="0 0 212 212" draw:points="0,212 212,212 212,0 0,0">
          <text:p/>
        </draw:polygon>
        <draw:polygon draw:style-name="gr11" draw:text-style-name="P7" draw:layer="layout" svg:width="0.212cm" svg:height="0.211cm" svg:x="8.225cm" svg:y="3.802cm" svg:viewBox="0 0 213 212" draw:points="0,212 213,212 213,0 0,0">
          <text:p/>
        </draw:polygon>
        <draw:polygon draw:style-name="gr11" draw:text-style-name="P7" draw:layer="layout" svg:width="0.212cm" svg:height="0.212cm" svg:x="11.088cm" svg:y="4.57cm" svg:viewBox="0 0 213 213" draw:points="0,213 213,213 213,0 0,0">
          <text:p/>
        </draw:polygon>
        <draw:polygon draw:style-name="gr11" draw:text-style-name="P7" draw:layer="layout" svg:width="0.212cm" svg:height="0.212cm" svg:x="13.951cm" svg:y="6.41cm" svg:viewBox="0 0 213 213" draw:points="0,213 213,213 213,0 0,0">
          <text:p/>
        </draw:polygon>
        <draw:polyline draw:style-name="gr12" draw:text-style-name="P2" draw:layer="layout" svg:width="11.453cm" svg:height="4.224cm" svg:x="2.604cm" svg:y="1.889cm" svg:viewBox="0 0 11454 4225" draw:points="0,135 2863,0 5728,787 8591,1665 11454,4225">
          <text:p/>
        </draw:polyline>
        <draw:polygon draw:style-name="gr13" draw:text-style-name="P8" draw:layer="layout" svg:width="0.201cm" svg:height="0.192cm" svg:x="2.504cm" svg:y="1.918cm" svg:viewBox="0 0 202 193" draw:points="101,0 0,74 39,193 163,193 202,74">
          <text:p/>
        </draw:polygon>
        <draw:polygon draw:style-name="gr14" draw:text-style-name="P8" draw:layer="layout" svg:width="0.201cm" svg:height="0.192cm" svg:x="5.367cm" svg:y="1.783cm" svg:viewBox="0 0 202 193" draw:points="100,0 0,75 38,193 164,193 202,75">
          <text:p/>
        </draw:polygon>
        <draw:polygon draw:style-name="gr15" draw:text-style-name="P2" draw:layer="layout" svg:width="0.201cm" svg:height="0.192cm" svg:x="5.367cm" svg:y="1.783cm" svg:viewBox="0 0 202 193" draw:points="100,0 0,75 38,193 164,193 202,75">
          <text:p/>
        </draw:polygon>
        <draw:polygon draw:style-name="gr13" draw:text-style-name="P8" draw:layer="layout" svg:width="0.201cm" svg:height="0.192cm" svg:x="8.23cm" svg:y="2.569cm" svg:viewBox="0 0 202 193" draw:points="101,0 0,74 38,193 164,193 202,74">
          <text:p/>
        </draw:polygon>
        <draw:polygon draw:style-name="gr13" draw:text-style-name="P8" draw:layer="layout" svg:width="0.202cm" svg:height="0.192cm" svg:x="11.093cm" svg:y="3.447cm" svg:viewBox="0 0 203 193" draw:points="102,0 0,73 39,193 164,193 203,73">
          <text:p/>
        </draw:polygon>
        <draw:polygon draw:style-name="gr13" draw:text-style-name="P8" draw:layer="layout" svg:width="0.201cm" svg:height="0.191cm" svg:x="13.957cm" svg:y="6.007cm" svg:viewBox="0 0 202 192" draw:points="101,0 0,74 39,192 163,192 202,74">
          <text:p/>
        </draw:polygon>
        <draw:polyline draw:style-name="gr16" draw:text-style-name="P2" draw:layer="layout" svg:width="11.453cm" svg:height="5.711cm" svg:x="2.604cm" svg:y="4.713cm" svg:viewBox="0 0 11454 5712" draw:points="0,0 2863,3165 5728,4927 8591,5642 11454,5712">
          <text:p/>
        </draw:polyline>
        <draw:polygon draw:style-name="gr17" draw:text-style-name="P9" draw:layer="layout" svg:width="0.201cm" svg:height="0.191cm" svg:x="2.504cm" svg:y="4.608cm" svg:viewBox="0 0 202 192" draw:points="101,0 77,74 0,74 63,119 39,192 101,147 163,192 140,119 202,74 125,74">
          <text:p/>
        </draw:polygon>
        <draw:polygon draw:style-name="gr17" draw:text-style-name="P9" draw:layer="layout" svg:width="0.201cm" svg:height="0.192cm" svg:x="5.367cm" svg:y="7.772cm" svg:viewBox="0 0 202 193" draw:points="100,0 77,74 0,74 62,119 38,193 100,147 164,193 139,119 202,74 124,74">
          <text:p/>
        </draw:polygon>
        <draw:polygon draw:style-name="gr17" draw:text-style-name="P9" draw:layer="layout" svg:width="0.201cm" svg:height="0.192cm" svg:x="8.23cm" svg:y="9.533cm" svg:viewBox="0 0 202 193" draw:points="101,0 77,73 0,73 62,120 38,193 101,148 164,193 140,120 202,73 125,73">
          <text:p/>
        </draw:polygon>
        <draw:polygon draw:style-name="gr17" draw:text-style-name="P9" draw:layer="layout" svg:width="0.202cm" svg:height="0.192cm" svg:x="11.093cm" svg:y="10.248cm" svg:viewBox="0 0 203 193" draw:points="102,0 78,73 0,73 64,119 39,193 102,147 164,193 140,119 203,73 126,73">
          <text:p/>
        </draw:polygon>
        <draw:polygon draw:style-name="gr17" draw:text-style-name="P9" draw:layer="layout" svg:width="0.201cm" svg:height="0.191cm" svg:x="13.957cm" svg:y="10.318cm" svg:viewBox="0 0 202 192" draw:points="101,0 77,73 0,73 63,119 39,192 101,147 163,192 140,119 202,73 125,73">
          <text:p/>
        </draw:polygon>
        <draw:polyline draw:style-name="gr18" draw:text-style-name="P2" draw:layer="layout" svg:width="11.453cm" svg:height="6.805cm" svg:x="2.604cm" svg:y="2.675cm" svg:viewBox="0 0 11454 6806" draw:points="0,0 2863,2134 5728,4378 8591,5992 11454,6806">
          <text:p/>
        </draw:polyline>
        <draw:path draw:style-name="gr19" draw:text-style-name="P10" draw:layer="layout" svg:width="0.212cm" svg:height="0.211cm" svg:x="2.498cm" svg:y="2.57cm" svg:viewBox="0 0 213 212" svg:d="M106 212c28 0 56-11 76-31s31-47 31-75-11-56-31-75c-20-20-48-31-76-31s-55 11-75 31c-20 19-31 47-31 75s11 55 31 75 47 31 75 31z">
          <text:p/>
        </draw:path>
        <draw:path draw:style-name="gr19" draw:text-style-name="P10" draw:layer="layout" svg:width="0.211cm" svg:height="0.212cm" svg:x="5.362cm" svg:y="4.702cm" svg:viewBox="0 0 212 213" svg:d="M106 213c28 0 55-12 75-31 20-20 31-47 31-75s-11-55-31-76c-20-20-47-31-75-31s-55 11-74 31c-21 21-32 48-32 76s11 55 32 75c19 19 46 31 74 31z">
          <text:p/>
        </draw:path>
        <draw:path draw:style-name="gr19" draw:text-style-name="P10" draw:layer="layout" svg:width="0.212cm" svg:height="0.212cm" svg:x="8.225cm" svg:y="6.946cm" svg:viewBox="0 0 213 213" svg:d="M106 213c29 0 56-11 76-31 19-20 31-47 31-76 0-28-12-55-31-75-20-20-47-31-76-31-28 0-55 11-75 31s-31 47-31 75c0 29 11 56 31 76s47 31 75 31z">
          <text:p/>
        </draw:path>
        <draw:path draw:style-name="gr19" draw:text-style-name="P10" draw:layer="layout" svg:width="0.212cm" svg:height="0.212cm" svg:x="11.088cm" svg:y="8.56cm" svg:viewBox="0 0 213 213" svg:d="M106 213c28 0 55-12 75-32 21-20 32-47 32-75s-11-55-32-75c-20-20-47-31-75-31s-55 11-75 31-31 47-31 75 11 55 31 75 47 32 75 32z">
          <text:p/>
        </draw:path>
        <draw:path draw:style-name="gr19" draw:text-style-name="P10" draw:layer="layout" svg:width="0.212cm" svg:height="0.211cm" svg:x="13.951cm" svg:y="9.374cm" svg:viewBox="0 0 213 212" svg:d="M107 212c28 0 55-11 75-31 20-19 31-46 31-74s-11-55-31-75c-20-21-47-32-75-32-29 0-56 11-76 32-19 20-31 47-31 75s12 55 31 74c20 20 47 31 76 31z">
          <text:p/>
        </draw:path>
        <draw:polyline draw:style-name="gr20" draw:text-style-name="P2" draw:layer="layout" svg:width="11.453cm" svg:height="4.125cm" svg:x="2.604cm" svg:y="5.408cm" svg:viewBox="0 0 11454 4126" draw:points="0,0 2863,1807 5728,2781 8591,3438 11454,4126">
          <text:p/>
        </draw:polyline>
        <draw:polygon draw:style-name="gr21" draw:text-style-name="P11" draw:layer="layout" svg:width="0.201cm" svg:height="0.192cm" svg:x="2.504cm" svg:y="5.302cm" svg:viewBox="0 0 202 193" draw:points="101,0 0,73 39,193 163,193 202,73">
          <text:p/>
        </draw:polygon>
        <draw:polygon draw:style-name="gr21" draw:text-style-name="P11" draw:layer="layout" svg:width="0.201cm" svg:height="0.191cm" svg:x="5.367cm" svg:y="7.108cm" svg:viewBox="0 0 202 192" draw:points="100,0 0,74 38,192 164,192 202,74">
          <text:p/>
        </draw:polygon>
        <draw:polygon draw:style-name="gr21" draw:text-style-name="P11" draw:layer="layout" svg:width="0.201cm" svg:height="0.191cm" svg:x="8.23cm" svg:y="8.082cm" svg:viewBox="0 0 202 192" draw:points="101,0 0,74 38,192 164,192 202,74">
          <text:p/>
        </draw:polygon>
        <draw:polygon draw:style-name="gr21" draw:text-style-name="P11" draw:layer="layout" svg:width="0.202cm" svg:height="0.192cm" svg:x="11.093cm" svg:y="8.739cm" svg:viewBox="0 0 203 193" draw:points="102,0 0,74 39,193 164,193 203,74">
          <text:p/>
        </draw:polygon>
        <draw:polygon draw:style-name="gr21" draw:text-style-name="P11" draw:layer="layout" svg:width="0.201cm" svg:height="0.192cm" svg:x="13.957cm" svg:y="9.427cm" svg:viewBox="0 0 202 193" draw:points="101,0 0,74 39,193 163,193 202,74">
          <text:p/>
        </draw:polygon>
        <draw:line draw:style-name="gr22" draw:text-style-name="P2" draw:layer="layout" svg:x1="2.332cm" svg:y1="10.85cm" svg:x2="2.332cm" svg:y2="1.463cm">
          <text:p/>
        </draw:line>
        <draw:line draw:style-name="gr22" draw:text-style-name="P2" draw:layer="layout" svg:x1="14.63cm" svg:y1="10.85cm" svg:x2="14.63cm" svg:y2="1.463cm">
          <text:p/>
        </draw:line>
        <draw:line draw:style-name="gr22" draw:text-style-name="P2" draw:layer="layout" svg:x1="2.337cm" svg:y1="10.85cm" svg:x2="14.631cm" svg:y2="10.85cm">
          <text:p/>
        </draw:line>
        <draw:line draw:style-name="gr22" draw:text-style-name="P2" draw:layer="layout" svg:x1="2.337cm" svg:y1="1.463cm" svg:x2="14.631cm" svg:y2="1.46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Sans" svg:font-family="DejaVuSan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stroke-dash44" draw:style="rect" draw:dots1="1" draw:dots1-length="0.195cm" draw:distance="0.084cm"/>
    <draw:stroke-dash draw:name="stroke-dash51" draw:style="rect" draw:dots1="1" draw:dots1-length="0.052cm" draw:distance="0.087cm"/>
    <draw:stroke-dash draw:name="stroke-dash56" draw:style="rect" draw:dots1="1" draw:dots1-length="0.338cm" draw:dots2="1" draw:dots2-length="0.052cm" draw:distance="0.084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1cm" fo:margin-left="0cm" fo:margin-right="0cm" fo:page-width="16.256cm" fo:page-height="12.19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2-01T18:48:53.263318509</dc:date>
    <dc:creator>Edwin Simpson</dc:creator>
    <meta:editing-duration>PT6M10S</meta:editing-duration>
    <meta:editing-cycles>8</meta:editing-cycles>
    <meta:generator>LibreOffice/6.1.2.1$Linux_X86_64 LibreOffice_project/65905a128db06ba48db947242809d14d3f9a93fe</meta:generator>
    <meta:document-statistic meta:object-count="89"/>
  </office:meta>
</office:document-meta>
</file>